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Arial" style:font-style-name="Regular" fo:font-size="11pt" style:font-family-asian="Arial" style:font-style-name-asian="Regular" style:font-size-asian="11pt" style:font-family-complex="Arial" style:font-style-name-complex="Regular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9.4cm" svg:y1="5.173cm" svg:x2="11.75cm" svg:y2="6.073cm" draw:start-shape="id1" draw:start-glue-point="7" draw:end-shape="id2" draw:end-glue-point="4" svg:d="m9400 5173h2350v900" svg:viewBox="0 0 2351 901">
          <text:p/>
        </draw:connector>
        <draw:custom-shape draw:style-name="gr2" draw:text-style-name="P2" xml:id="id3" draw:id="id3" draw:layer="layout" svg:width="3.733cm" svg:height="1.2cm" svg:x="1.267cm" svg:y="2.473cm">
          <text:p text:style-name="P1"><text:span text:style-name="T1">consonant </text:span><text:span text:style-name="T2">ϵ</text:span><text:span text:style-name="T1"> 'bcd'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1" draw:id="id1" draw:layer="layout" svg:width="3.733cm" svg:height="1.2cm" svg:x="5.667cm" svg:y="4.573cm">
          <text:p text:style-name="P1"><text:span text:style-name="T1">vowel </text:span><text:span text:style-name="T2">ϵ</text:span><text:span text:style-name="T1"> 'ae'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2" draw:id="id2" draw:layer="layout" svg:width="4.5cm" svg:height="1.2cm" svg:x="9.5cm" svg:y="6.073cm">
          <text:p text:style-name="P2"><text:span text:style-name="T1">print consonant + vow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8cm" svg:height="4.373cm" svg:x="5.5cm" svg:y="3.8cm">
          <text:p text:style-name="P2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5cm" svg:y1="3.073cm" svg:x2="7.534cm" svg:y2="4.573cm" draw:start-shape="id3" draw:start-glue-point="7" draw:end-shape="id1" draw:end-glue-point="4" svg:d="m5000 3073h2534v1500" svg:viewBox="0 0 2535 1501">
          <text:p/>
        </draw:connector>
        <draw:line draw:style-name="gr1" draw:text-style-name="P1" draw:layer="layout" svg:x1="2.7cm" svg:y1="1.173cm" svg:x2="2.7cm" svg:y2="2.473cm">
          <text:p/>
        </draw:line>
        <draw:line draw:style-name="gr1" draw:text-style-name="P1" draw:layer="layout" svg:x1="2.7cm" svg:y1="3.673cm" svg:x2="2.7cm" svg:y2="9.5cm">
          <text:p/>
        </draw:line>
        <draw:g>
          <draw:line draw:style-name="gr1" draw:text-style-name="P1" draw:layer="layout" svg:x1="8.1cm" svg:y1="7.9cm" svg:x2="8.1cm" svg:y2="5.8cm">
            <text:p/>
          </draw:line>
          <draw:line draw:style-name="gr4" draw:text-style-name="P1" draw:layer="layout" svg:x1="8.1cm" svg:y1="7.9cm" svg:x2="11.8cm" svg:y2="7.9cm">
            <text:p/>
          </draw:line>
          <draw:line draw:style-name="gr4" draw:text-style-name="P1" draw:layer="layout" svg:x1="11.8cm" svg:y1="7.3cm" svg:x2="11.8cm" svg:y2="7.9cm">
            <text:p/>
          </draw:line>
        </draw:g>
        <draw:g>
          <draw:line draw:style-name="gr1" draw:text-style-name="P1" draw:layer="layout" svg:x1="3.5cm" svg:y1="6.4cm" svg:x2="3.5cm" svg:y2="3.7cm">
            <text:p/>
          </draw:line>
          <draw:line draw:style-name="gr4" draw:text-style-name="P1" draw:layer="layout" svg:x1="3.5cm" svg:y1="6.4cm" svg:x2="7.2cm" svg:y2="6.4cm">
            <text:p/>
          </draw:line>
          <draw:line draw:style-name="gr4" draw:text-style-name="P1" draw:layer="layout" svg:x1="7.2cm" svg:y1="5.8cm" svg:x2="7.2cm" svg:y2="6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9:18:39</dc:date>
    <meta:editing-duration>PT10M40S</meta:editing-duration>
    <meta:editing-cycles>4</meta:editing-cycles>
    <meta:generator>LibreOffice/4.0.4.2$MacOSX_x86 LibreOffice_project/9e9821abd0ffdbc09cd8c52eaa574fa09eb08f2</meta:generator>
    <meta:document-statistic meta:object-count="16"/>
  </office:meta>
</office:document-meta>
</file>